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/>
    </style:style>
    <style:style style:name="gr3" style:family="graphic" style:parent-style-name="standard">
      <style:graphic-properties svg:stroke-color="#c4c4c4" draw:fill="none"/>
    </style:style>
    <style:style style:name="gr4" style:family="graphic" style:parent-style-name="standard">
      <style:graphic-properties draw:marker-start="Arrow" draw:marker-start-width="0.5cm" draw:marker-end="Arrow" draw:marker-end-width="0.5cm" draw:fill="none"/>
    </style:style>
    <style:style style:name="gr5" style:family="graphic" style:parent-style-name="standard">
      <style:graphic-properties svg:stroke-color="#c4c4c4" draw:marker-start="" draw:marker-start-width="0.5cm" draw:marker-end="Arrow" draw:marker-end-width="0.5cm" draw:fill="none"/>
    </style:style>
    <style:style style:name="gr6" style:family="graphic" style:parent-style-name="standard">
      <style:graphic-properties draw:stroke="solid" draw:stroke-dash="Ultrafine_20_Dashed" svg:stroke-color="#c4c4c4" draw:marker-start="" draw:marker-start-width="0.5cm" draw:marker-end="Arrow" draw:marker-end-width="0.5cm" draw:fill="none"/>
    </style:style>
    <style:style style:name="gr7" style:family="graphic" style:parent-style-name="standard">
      <style:graphic-properties draw:stroke="none" svg:stroke-color="#000000" draw:fill="solid" draw:fill-color="#ffffff" draw:textarea-horizontal-align="justify" draw:auto-grow-height="false" draw:auto-grow-width="false" fo:min-height="0cm" fo:min-width="0cm"/>
    </style:style>
    <style:style style:name="gr8" style:family="graphic" style:parent-style-name="standard">
      <style:graphic-properties draw:stroke="none" svg:stroke-color="#c4c4c4" draw:fill="solid" draw:fill-color="#ffffff" draw:textarea-horizontal-align="justify" draw:auto-grow-height="false" draw:auto-grow-width="false" fo:min-height="0cm" fo:min-width="0cm"/>
    </style:style>
    <style:style style:name="gr9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2cm" fo:padding-bottom="0.2cm" fo:padding-left="0.2cm" fo:padding-right="0.2cm"/>
    </style:style>
    <style:style style:name="gr10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155cm" fo:padding-bottom="0.2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solid" draw:stroke-dash="Ultrafine_20_Dashed" svg:stroke-width="0.05cm" draw:marker-start="Dimension_20_Lines" draw:marker-start-width="0.5cm" draw:marker-start-center="true" draw:marker-end="Dimension_20_Lines" draw:marker-end-width="0.5cm" draw:fill="none" fo:padding-top="0.175cm" fo:padding-bottom="0.175cm" fo:padding-left="0.175cm" fo:padding-right="0.175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/>
    </style:style>
    <style:style style:name="gr14" style:family="graphic" style:parent-style-name="objectwithoutfill">
      <style:graphic-properties draw:stroke="solid" draw:stroke-dash="Ultrafine_20_Dashed" svg:stroke-width="0.05cm" draw:marker-start="Dimension_20_Lines" draw:marker-start-width="0.5cm" draw:marker-end="Dimension_20_Lines" draw:marker-end-width="0.5cm" draw:fill="none" fo:padding-top="0.175cm" fo:padding-bottom="0.175cm" fo:padding-left="0.175cm" fo:padding-right="0.175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16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7" style:family="graphic" style:parent-style-name="standard">
      <style:graphic-properties draw:stroke="dash" draw:stroke-dash="Ultrafine_20_Dashed" draw:marker-start="" draw:marker-start-width="0.5cm" draw:marker-end="Arrow" draw:marker-end-width="0.5cm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justify" draw:textarea-vertical-align="bottom" draw:auto-grow-height="false" draw:auto-grow-width="false" fo:min-height="0cm" fo:min-width="0cm"/>
    </style:style>
    <style:style style:name="gr20" style:family="graphic" style:parent-style-name="standard">
      <style:graphic-properties draw:marker-end="Arrow" draw:marker-end-width="0.5cm" draw:fill="none"/>
    </style:style>
    <style:style style:name="gr21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2cm" fo:padding-bottom="0.22cm" fo:padding-left="0.22cm" fo:padding-right="0.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top="0cm" fo:margin-bottom="0cm" fo:text-align="start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star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text-properties fo:color="#404040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24pt" fo:font-weight="bold" style:font-weight-asian="bold" style:font-weight-complex="bold"/>
    </style:style>
    <style:style style:name="P15" style:family="paragraph">
      <loext:graphic-properties draw:fill="solid" draw:fill-color="#ffffff"/>
      <style:paragraph-properties fo:text-align="center"/>
      <style:text-properties fo:color="#404040" fo:font-size="24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404040"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end"/>
      <style:text-properties fo:color="#404040" fo:font-size="12pt" style:font-size-asian="18pt" style:font-size-complex="18pt"/>
    </style:style>
    <style:style style:name="P19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21" style:family="paragraph">
      <style:paragraph-properties fo:margin-top="0.1cm" fo:margin-bottom="0.1cm" fo:text-align="end"/>
    </style:style>
    <style:style style:name="P22" style:family="paragraph">
      <loext:graphic-properties draw:fill="none" draw:fill-color="#ffffff"/>
      <style:paragraph-properties fo:margin-top="0.1cm" fo:margin-bottom="0.1cm" fo:text-align="end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color="#404040" fo:font-size="24pt" fo:font-weight="normal" style:font-size-asian="24pt" style:font-weight-asian="normal" style:font-size-complex="24pt" style:font-weight-complex="normal"/>
    </style:style>
    <style:style style:name="P24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26" style:family="paragraph">
      <loext:graphic-properties draw:fill="none" draw:fill-color="#ffffff"/>
      <style:paragraph-properties fo:text-align="center"/>
      <style:text-properties fo:color="#95b241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ffffff"/>
      <style:text-properties fo:font-size="12pt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text-properties fo:font-size="32pt"/>
    </style:style>
    <style:style style:name="P3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text-position="0% 100%" fo:font-size="12pt" fo:letter-spacing="normal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/>
    </style:style>
    <style:style style:name="T8" style:family="text">
      <style:text-properties fo:font-variant="normal" fo:text-transform="none" style:text-position="0% 100%" fo:font-size="12pt" fo:letter-spacing="normal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4pt" fo:font-weight="bold" style:font-weight-asian="bold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404040" fo:font-size="24pt"/>
    </style:style>
    <style:style style:name="T13" style:family="text">
      <style:text-properties fo:color="#404040" fo:font-size="12pt" style:font-size-asian="12pt" style:font-size-complex="12pt"/>
    </style:style>
    <style:style style:name="T14" style:family="text">
      <style:text-properties fo:color="#404040" fo:font-size="12pt" style:font-size-asian="18pt" style:font-size-complex="18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style:font-size-asian="18pt" style:font-weight-asian="bold" style:font-size-complex="18pt" style:font-weight-complex="bold"/>
    </style:style>
    <style:style style:name="T17" style:family="text">
      <style:text-properties fo:color="#404040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Homework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Deliverables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01</text:span></text:p>
              </table:table-cell>
              <table:table-cell>
                <text:p text:style-name="P5"><text:span text:style-name="T6">Course introduction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02</text:span></text:p>
              </table:table-cell>
              <table:table-cell>
                <text:p text:style-name="P6"><text:span text:style-name="T6">Intellectual property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03</text:span></text:p>
              </table:table-cell>
              <table:table-cell>
                <text:p text:style-name="P5"><text:span text:style-name="T6">Corporate governance</text:span></text:p>
              </table:table-cell>
              <table:table-cell>
                <text:p text:style-name="P6"><text:span text:style-name="T7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04</text:span></text:p>
              </table:table-cell>
              <table:table-cell>
                <text:p text:style-name="P5"><text:span text:style-name="T6">Project communities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05</text:span></text:p>
              </table:table-cell>
              <table:table-cell>
                <text:p text:style-name="P6"><text:span text:style-name="T7">Software </text:span><text:span text:style-name="T8">development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06</text:span></text:p>
              </table:table-cell>
              <table:table-cell>
                <text:p text:style-name="P5"><text:span text:style-name="T6">Inner source</text:span></text:p>
              </table:table-cell>
              <table:table-cell>
                <text:p text:style-name="P6"><text:span text:style-name="T7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07</text:span></text:p>
              </table:table-cell>
              <table:table-cell>
                <text:p text:style-name="P5"><text:span text:style-name="T6">Corporate open sourcing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08</text:span></text:p>
              </table:table-cell>
              <table:table-cell>
                <text:p text:style-name="P5"><text:span text:style-name="T6">The software industry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09</text:span></text:p>
              </table:table-cell>
              <table:table-cell>
                <text:p text:style-name="P5"><text:span text:style-name="T6">Developer foundations</text:span></text:p>
              </table:table-cell>
              <table:table-cell>
                <text:p text:style-name="P6"><text:span text:style-name="T7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10</text:span></text:p>
              </table:table-cell>
              <table:table-cell>
                <text:p text:style-name="P5"><text:span text:style-name="T6">User foundations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11</text:span></text:p>
              </table:table-cell>
              <table:table-cell>
                <text:p text:style-name="P5"><text:span text:style-name="T6">Service and support firms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12</text:span></text:p>
              </table:table-cell>
              <table:table-cell>
                <text:p text:style-name="P5"><text:span text:style-name="T6">Distributor firms</text:span></text:p>
              </table:table-cell>
              <table:table-cell>
                <text:p text:style-name="P6"><text:span text:style-name="T7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13</text:span></text:p>
              </table:table-cell>
              <table:table-cell>
                <text:p text:style-name="P5"><text:span text:style-name="T6">Single-vendor open source firms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14</text:span></text:p>
              </table:table-cell>
              <table:table-cell>
                <text:p text:style-name="P5"><text:span text:style-name="T6">Labor economics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2">
              <table:table-cell table:style-name="ce4">
                <text:p text:style-name="P7"><text:span text:style-name="T9">15</text:span></text:p>
              </table:table-cell>
              <table:table-cell table:style-name="ce5">
                <text:p text:style-name="P5"><text:span text:style-name="T6">Cource conclusions</text:span></text:p>
              </table:table-cell>
              <table:table-cell table:style-name="ce6">
                <text:p text:style-name="P8"><text:span text:style-name="T9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ork Rhythm and Course Weeks 1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Course week terminology</text:p>
                <text:list>
                  <text:list-item>
                    <text:p>This week = current course week (starts with lecture)</text:p>
                  </text:list-item>
                  <text:list-item>
                    <text:p>Last week = the course week before this week</text:p>
                  </text:list-item>
                  <text:list-item>
                    <text:p>Next week = the course week after this wee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ggested work rhythm</text:p>
              </text:list-item>
            </text:list>
            <text:list text:style-name="L5">
              <text:list-item>
                <text:list>
                  <text:list-item>
                    <text:p>Rate last week’s reviews</text:p>
                  </text:list-item>
                  <text:list-item>
                    <text:p>Review last week’s deliverables</text:p>
                  </text:list-item>
                  <text:list-item>
                    <text:p>Submit this week’s deliverables</text:p>
                  </text:list-item>
                  <text:list-item>
                    <text:p>Prepare next week’s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ork Rhythm and Course Weeks 2 / 2</text:p>
          </draw:text-box>
        </draw:frame>
        <draw:line draw:style-name="gr2" draw:text-style-name="P11" draw:layer="layout" svg:x1="19cm" svg:y1="8.25cm" svg:x2="19cm" svg:y2="10.25cm">
          <text:p/>
        </draw:line>
        <draw:line draw:style-name="gr3" draw:text-style-name="P11" draw:layer="layout" svg:x1="9cm" svg:y1="8.25cm" svg:x2="9cm" svg:y2="10.25cm">
          <text:p/>
        </draw:line>
        <draw:line draw:style-name="gr4" draw:text-style-name="P12" draw:layer="layout" svg:x1="9cm" svg:y1="3.25cm" svg:x2="19cm" svg:y2="3.25cm">
          <text:p/>
        </draw:line>
        <draw:line draw:style-name="gr5" draw:text-style-name="P11" draw:layer="layout" svg:x1="1cm" svg:y1="3.25cm" svg:x2="9cm" svg:y2="3.25cm">
          <text:p/>
        </draw:line>
        <draw:line draw:style-name="gr6" draw:text-style-name="P11" draw:layer="layout" svg:x1="27cm" svg:y1="3.25cm" svg:x2="19cm" svg:y2="3.25cm">
          <text:p/>
        </draw:line>
        <draw:frame draw:style-name="gr7" draw:text-style-name="P14" draw:layer="layout" svg:width="5cm" svg:height="2cm" svg:x="11.5cm" svg:y="2.25cm">
          <draw:text-box>
            <text:p text:style-name="P13"><text:span text:style-name="T10">this week</text:span></text:p>
            <text:p text:style-name="P13"><text:span text:style-name="T11">(work period)</text:span></text:p>
          </draw:text-box>
        </draw:frame>
        <draw:frame draw:style-name="gr8" draw:text-style-name="P15" draw:layer="layout" svg:width="5cm" svg:height="2cm" svg:x="1.5cm" svg:y="2.25cm">
          <draw:text-box>
            <text:p text:style-name="P13"><text:span text:style-name="T12">last week</text:span></text:p>
          </draw:text-box>
        </draw:frame>
        <draw:line draw:style-name="gr2" draw:text-style-name="P12" draw:layer="layout" svg:x1="15cm" svg:y1="9.75cm" svg:x2="15cm" svg:y2="8.75cm">
          <text:p/>
        </draw:line>
        <draw:line draw:style-name="gr3" draw:text-style-name="P11" draw:layer="layout" svg:x1="5cm" svg:y1="9.75cm" svg:x2="5cm" svg:y2="8.75cm">
          <text:p/>
        </draw:line>
        <draw:frame draw:style-name="gr9" draw:text-style-name="P17" draw:layer="layout" svg:width="2cm" svg:height="1cm" svg:x="3cm" svg:y="7.25cm">
          <draw:text-box>
            <text:p text:style-name="P16"><text:span text:style-name="T13">ratings</text:span></text:p>
          </draw:text-box>
        </draw:frame>
        <draw:frame draw:style-name="gr10" draw:text-style-name="P18" draw:layer="layout" svg:width="2cm" svg:height="1cm" svg:x="3cm" svg:y="8.25cm">
          <draw:text-box>
            <text:p text:style-name="P16"><text:span text:style-name="T14">reviews</text:span></text:p>
          </draw:text-box>
        </draw:frame>
        <draw:frame draw:style-name="gr9" draw:text-style-name="P17" draw:layer="layout" svg:width="2cm" svg:height="2cm" svg:x="7cm" svg:y="7.25cm">
          <draw:text-box>
            <text:p text:style-name="P16"><text:span text:style-name="T13">main deliver-ables</text:span></text:p>
          </draw:text-box>
        </draw:frame>
        <draw:frame draw:style-name="gr11" draw:text-style-name="P19" draw:layer="layout" svg:width="2cm" svg:height="1cm" svg:x="13cm" svg:y="7.25cm">
          <draw:text-box>
            <text:p text:style-name="P13"><text:span text:style-name="T15">ratings</text:span></text:p>
          </draw:text-box>
        </draw:frame>
        <draw:frame draw:style-name="gr11" draw:text-style-name="P20" draw:layer="layout" svg:width="2cm" svg:height="1cm" svg:x="13cm" svg:y="8.25cm">
          <draw:text-box>
            <text:p text:style-name="P13"><text:span text:style-name="T16">reviews</text:span></text:p>
          </draw:text-box>
        </draw:frame>
        <draw:line draw:style-name="gr12" draw:text-style-name="P12" draw:layer="layout" svg:x1="9cm" svg:y1="5.25cm" svg:x2="19cm" svg:y2="5.25cm">
          <text:p/>
        </draw:line>
        <draw:frame draw:style-name="gr13" draw:text-style-name="P19" draw:layer="layout" svg:width="5cm" svg:height="1cm" svg:x="13.9cm" svg:y="4.25cm">
          <draw:text-box>
            <text:p text:style-name="P13"><text:span text:style-name="T15">until right before class</text:span></text:p>
          </draw:text-box>
        </draw:frame>
        <draw:g>
          <draw:line draw:style-name="gr14" draw:text-style-name="P12" draw:layer="layout" svg:x1="9cm" svg:y1="6.25cm" svg:x2="15cm" svg:y2="6.25cm">
            <text:p/>
          </draw:line>
          <draw:frame draw:style-name="gr15" draw:text-style-name="P22" draw:layer="layout" svg:width="5.9cm" svg:height="2cm" svg:x="9cm" svg:y="5.25cm">
            <draw:text-box>
              <text:p text:style-name="P21"><text:span text:style-name="T15">until Friday midnight</text:span></text:p>
              <text:p text:style-name="P21"><text:span text:style-name="T15">before next week starts</text:span></text:p>
            </draw:text-box>
          </draw:frame>
        </draw:g>
        <draw:frame draw:style-name="gr16" draw:text-style-name="P23" draw:layer="layout" svg:width="2cm" svg:height="2cm" svg:x="19cm" svg:y="7.25cm">
          <draw:text-box>
            <text:p text:style-name="P13"><text:span text:style-name="T17">VL</text:span></text:p>
          </draw:text-box>
        </draw:frame>
        <draw:line draw:style-name="gr17" draw:text-style-name="P12" draw:layer="layout" svg:x1="18cm" svg:y1="13.75cm" svg:x2="18cm" svg:y2="9.75cm">
          <text:p/>
        </draw:line>
        <draw:line draw:style-name="gr17" draw:text-style-name="P12" draw:layer="layout" svg:x1="14cm" svg:y1="13.75cm" svg:x2="14cm" svg:y2="9.75cm">
          <text:p/>
        </draw:line>
        <draw:frame draw:style-name="gr18" draw:text-style-name="P24" draw:layer="layout" svg:width="3.5cm" svg:height="3.5cm" svg:x="14cm" svg:y="10.25cm">
          <draw:text-box>
            <text:p text:style-name="P7"><text:span text:style-name="T18">this week’s </text:span><text:span text:style-name="T19">reviews</text:span><text:span text:style-name="T18"> of</text:span><text:span text:style-name="T18"><text:line-break/></text:span><text:span text:style-name="T18">last week’s deliverables</text:span></text:p>
          </draw:text-box>
        </draw:frame>
        <draw:frame draw:style-name="gr19" draw:text-style-name="P25" draw:layer="layout" svg:width="3.5cm" svg:height="3.5cm" svg:x="10.5cm" svg:y="10.25cm">
          <draw:text-box>
            <text:p text:style-name="P16"><text:span text:style-name="T18">this week’s </text:span><text:span text:style-name="T19">ratings</text:span><text:span text:style-name="T18"> of</text:span><text:span text:style-name="T18"><text:line-break/></text:span><text:span text:style-name="T18">last week’s reviews</text:span></text:p>
          </draw:text-box>
        </draw:frame>
        <draw:frame draw:style-name="gr18" draw:text-style-name="P24" draw:layer="layout" svg:width="3.5cm" svg:height="3.5cm" svg:x="18cm" svg:y="10.25cm">
          <draw:text-box>
            <text:p text:style-name="P7"><text:span text:style-name="T18">this week’s </text:span><text:span text:style-name="T19">deliverables</text:span></text:p>
            <text:p text:style-name="P7"><text:span text:style-name="T18"/></text:p>
            <text:p text:style-name="P7"><text:span text:style-name="T18"/></text:p>
          </draw:text-box>
        </draw:frame>
        <draw:line draw:style-name="gr3" draw:text-style-name="P11" draw:layer="layout" svg:x1="25cm" svg:y1="9.75cm" svg:x2="25cm" svg:y2="8.75cm">
          <text:p/>
        </draw:line>
        <draw:frame draw:style-name="gr9" draw:text-style-name="P17" draw:layer="layout" svg:width="2cm" svg:height="1cm" svg:x="23cm" svg:y="7.25cm">
          <draw:text-box>
            <text:p text:style-name="P16"><text:span text:style-name="T13">ratings</text:span></text:p>
          </draw:text-box>
        </draw:frame>
        <draw:frame draw:style-name="gr10" draw:text-style-name="P18" draw:layer="layout" svg:width="2cm" svg:height="1cm" svg:x="23cm" svg:y="8.25cm">
          <draw:text-box>
            <text:p text:style-name="P16"><text:span text:style-name="T14">reviews</text:span></text:p>
          </draw:text-box>
        </draw:frame>
        <draw:frame draw:style-name="gr8" draw:text-style-name="P15" draw:layer="layout" svg:width="5cm" svg:height="2cm" svg:x="21.5cm" svg:y="2.25cm">
          <draw:text-box>
            <text:p text:style-name="P13"><text:span text:style-name="T12">next week</text:span></text:p>
          </draw:text-box>
        </draw:frame>
        <draw:line draw:style-name="gr17" draw:text-style-name="P12" draw:layer="layout" svg:x1="10cm" svg:y1="13.75cm" svg:x2="10cm" svg:y2="9.75cm">
          <text:p/>
        </draw:line>
        <draw:frame draw:style-name="gr19" draw:text-style-name="P25" draw:layer="layout" svg:width="3.5cm" svg:height="3.5cm" svg:x="6.5cm" svg:y="10.25cm">
          <draw:text-box>
            <text:p text:style-name="P16"><text:span text:style-name="T18">this week’s</text:span></text:p>
            <text:p text:style-name="P16"><text:span text:style-name="T19">lecture</text:span></text:p>
            <text:p text:style-name="P16"><text:span text:style-name="T18"/></text:p>
            <text:p text:style-name="P16"><text:span text:style-name="T18"/></text:p>
          </draw:text-box>
        </draw:frame>
        <draw:line draw:style-name="gr20" draw:text-style-name="P12" draw:layer="layout" svg:x1="1cm" svg:y1="9.25cm" svg:x2="27cm" svg:y2="9.25cm">
          <text:p/>
        </draw:line>
        <draw:frame draw:style-name="gr21" draw:text-style-name="P26" draw:layer="layout" svg:width="2cm" svg:height="2cm" svg:x="9cm" svg:y="7.25cm">
          <draw:text-box>
            <text:p text:style-name="P13"><text:span text:style-name="T20">VL</text:span></text:p>
          </draw:text-box>
        </draw:frame>
        <draw:frame draw:style-name="gr11" draw:text-style-name="P19" draw:layer="layout" svg:width="2cm" svg:height="2cm" svg:x="17cm" svg:y="7.25cm">
          <draw:text-box>
            <text:p text:style-name="P13"><text:span text:style-name="T15">main deliver-ables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Weekly Review Rating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ate last week’s reviews</text:p>
                <text:list>
                  <text:list-item>
                    <text:p>Thumbs up or down is su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2. Weekly Deliverables Re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eview last week’s deliverables</text:p>
                <text:list>
                  <text:list-item>
                    <text:p>Write a paragraph to half-a-page review of the work of 5 other stud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Submit this week’s deliverables as PDF to Crowdgrader</text:p>
                <text:list>
                  <text:list-item>
                    <text:p>Submission should be anonymous</text:p>
                    <text:list>
                      <text:list-item>
                        <text:p>Don’t put your name into the file’s body</text:p>
                      </text:list-item>
                      <text:list-item>
                        <text:p>Don’t put your name into the file’s meta-data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ength of submission depends on type of deliver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Weekly Prepar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repare assigned reading for next week’s class, if any</text:p>
                <text:list>
                  <text:list-item>
                    <text:p>Read and take notes to prepare for class discu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Literature review (max. 2 pages)</text:span></text:p>
                <text:list>
                  <text:list-item>
                    <text:p><text:span text:style-name="T21">Contains at least five references; for each reference</text:span></text:p>
                    <text:list>
                      <text:list-item>
                        <text:p><text:span text:style-name="T21">Write one summarizing paragraph why the reference is relevant</text:span></text:p>
                      </text:list-item>
                      <text:list-item>
                        <text:p><text:span text:style-name="T21">Name the reference and include, if possible, a link </text:span></text:p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Question answer (max. 2 pages)</text:p>
                <text:list>
                  <text:list-item>
                    <text:p>An answer to a question utilizing best practices; has two parts</text:p>
                    <text:list>
                      <text:list-item>
                        <text:p>First part answers the question using best practices</text:p>
                      </text:list-item>
                      <text:list-item>
                        <text:p>Second part contains a list of best practices (for the answ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 (Review of Summary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eview of summary (of homework)</text:p>
                <text:list>
                  <text:list-item>
                    <text:p>Provide (anonymous) feedback on other student’s summary</text:p>
                    <text:list>
                      <text:list-item>
                        <text:p>Review summary using components of grading rubric</text:p>
                        <text:list>
                          <text:list-item>
                            <text:p>Spend most of the effort on quality of solution</text:p>
                          </text:list-item>
                        </text:list>
                      </text:list-item>
                      <text:list-item>
                        <text:p>In writing your review, be professional and polite</text:p>
                        <text:list>
                          <text:list-item>
                            <text:p>No offenses, no cursing, no lashing out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Grade homework using grading rubric</text:p>
                    <text:list>
                      <text:list-item>
                        <text:p>Grade by component, then add up points (up to 10 points), where</text:p>
                      </text:list-item>
                      <text:list-item>
                        <text:p>0 | 1 contributes zero or one point, where</text:p>
                        <text:list>
                          <text:list-item>
                            <text:p>0 means no or insufficient work was done</text:p>
                          </text:list-item>
                          <text:list-item>
                            <text:p>1 means work was reasonably complete (does not require perfection)</text:p>
                          </text:list-item>
                        </text:list>
                      </text:list-item>
                      <text:list-item>
                        <text:p>0..2 contributes zero, one, or two points, where</text:p>
                        <text:list>
                          <text:list-item>
                            <text:p>0 means no or insufficient work was done</text:p>
                          </text:list-item>
                          <text:list-item>
                            <text:p>1 means a reasonable attempt was made but solution has non-trivial flaws</text:p>
                          </text:list-item>
                          <text:list-item>
                            <text:p>2 means a reasonably complete solution is presented (does not require perfection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Your grade is used for feedback only, not for homework grading</text:p>
                    <text:list>
                      <text:list-item>
                        <text:p>We match our grade with yours to assess review qu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By Friday midnight (before next week)</text:p>
                <text:list>
                  <text:list-item>
                    <text:p>Rate last week’s reviews</text:p>
                  </text:list-item>
                  <text:list-item>
                    <text:p>Review last week’s deliverabl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 before class</text:p>
                <text:list>
                  <text:list-item>
                    <text:p>Submit this week’s deliverables</text:p>
                  </text:list-item>
                  <text:list-item>
                    <text:p>Prepare next week’s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ll involved students will receive 0 points for their work</text:p>
                  </text:list-item>
                  <text:list-item>
                    <text:p>We will review the involved students’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2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3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5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6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7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2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3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True_25_20Blue_25_20Presentation" presentation:presentation-page-layout-name="AL1T0" presentation:use-footer-name="ftr1" presentation:use-date-time-name="dtd1"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2" draw:text-style-name="P29" draw:layer="layout" svg:width="20cm" svg:height="4cm" svg:x="0cm" svg:y="11.75cm">
          <draw:text-box>
            <text:p text:style-name="P28"><text:span text:style-name="T23">DR</text:span></text:p>
          </draw:text-box>
        </draw:frame>
        <draw:frame presentation:style-name="pr8" draw:text-style-name="P30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9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1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5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5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5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9M22S</meta:editing-duration>
    <meta:editing-cycles>170</meta:editing-cycles>
    <meta:generator>LibreOffice/6.0.7.3$Linux_X86_64 LibreOffice_project/00m0$Build-3</meta:generator>
    <meta:initial-creator>Dirk Riehle</meta:initial-creator>
    <dc:date>2019-06-04T11:47:53.570231030</dc:date>
    <meta:printed-by>Dirk Riehle</meta:printed-by>
    <meta:print-date>2013-05-04T19:19:21</meta:print-date>
    <dc:creator>D R</dc:creator>
    <meta:document-statistic meta:object-count="207"/>
    <meta:template xlink:type="simple" xlink:actuate="onRequest" xlink:title="True Blue Presentation" xlink:href="../../../../Templates/True%20Blue%20Presentation.otp" meta:date="2013-04-02T22:52:20"/>
  </office:meta>
</office:document-meta>
</file>